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Aktivität</text:p>
          </table:table-cell>
          <table:table-cell office:value-type="string" table:style-name="ce4">
            <text:p>Bearbeitungszei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2T00:00:00" table:style-name="ce2">
            <text:p>12.10.2010</text:p>
          </table:table-cell>
          <table:table-cell office:value-type="string" table:style-name="ce3">
            <text:p>1. Pflichttreffen</text:p>
          </table:table-cell>
          <table:table-cell office:value-type="time" office:time-value="PT2H30M0.000S" table:style-name="ce4">
            <text:p>02:30</text:p>
          </table:table-cell>
          <table:table-cell office:value-type="string" table:style-name="ce1">
            <text:p>Gesamt</text:p>
          </table:table-cell>
          <table:table-cell office:value-type="time" office:time-value="PT19H35M0.000S" table:formula="msoxl:=SUM(C2:C100)" table:style-name="ce5">
            <text:p>19:35</text:p>
          </table:table-cell>
          <table:table-cell table:number-columns-repeated="16379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Installation nördpol.de-System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Prüfung von Git-Verwendbarkeit unter Windows, Installation SmartGIT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5T00:00:00" table:style-name="ce2">
            <text:p>15.10.2010</text:p>
          </table:table-cell>
          <table:table-cell office:value-type="string" table:style-name="ce3">
            <text:p>MagicDraw installier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2. Pflicht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1T00:00:00" table:style-name="ce2">
            <text:p>21.10.2010</text:p>
          </table:table-cell>
          <table:table-cell office:value-type="string" table:style-name="ce3">
            <text:p>Installation Trac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3. Pflichttreffen</text:p>
          </table:table-cell>
          <table:table-cell office:value-type="time" office:time-value="PT0H40M0.000S" table:style-name="ce4">
            <text:p>00: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Internes Treffen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4. Pflichttreffen</text:p>
          </table:table-cell>
          <table:table-cell office:value-type="time" office:time-value="PT1H10M0.000S" table:style-name="ce4">
            <text:p>01: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Internes Treff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1T00:00:00" table:style-name="ce2">
            <text:p>01.11.2010</text:p>
          </table:table-cell>
          <table:table-cell office:value-type="string" table:style-name="ce3">
            <text:p>Vorbereitung Treffen Abnahme Pflichtenheft</text:p>
          </table:table-cell>
          <table:table-cell office:value-type="time" office:time-value="PT4H0M0.000S" table:style-name="ce4">
            <text:p>04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6">
            <text:p>02.11.2010</text:p>
          </table:table-cell>
          <table:table-cell office:value-type="string" table:style-name="ce7">
            <text:p>Vorbereitung Treffen Abnahme Pflichtenheft</text:p>
          </table:table-cell>
          <table:table-cell office:value-type="time" office:time-value="PT1H15M0.000S" table:style-name="ce8">
            <text:p>01:15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1-02T06:13:51Z</dc:date>
    <meta:editing-duration>PT0S</meta:editing-duration>
  </office:meta>
</office:document-meta>
</file>